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artPrinter.getWan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rtPrinter.SmartPrinter( MatchableInvocation wanted , List &lt; Invocation &gt; allActualInvocations , Integer [ ] indexesOfMatchersToBeDescribedWithExtraTypeInfo , Set &lt; String &gt; classNamesToBeDescribedWithFul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martPrinter.isMultiLine( MatchableInvocation wanted , List &lt; Invocation &gt; allActualInvoca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martPrinter.getAct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rtPrinter.SmartPrinter( MatchableInvocation wanted , Invocation actual , Integer ... indexesOfMatchersToBeDescribedWithExtraType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